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8083" officeooo:paragraph-rsid="00178083"/>
    </style:style>
    <style:style style:name="P2" style:family="paragraph" style:parent-style-name="Standard">
      <style:paragraph-properties fo:text-align="center" style:justify-single-word="false"/>
      <style:text-properties fo:font-size="15pt" officeooo:rsid="00178083" officeooo:paragraph-rsid="001780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rsid="0018a716" officeooo:paragraph-rsid="0018a716"/>
    </style:style>
    <style:style style:name="P4" style:family="paragraph" style:parent-style-name="Standard">
      <style:paragraph-properties fo:text-align="start" style:justify-single-word="false"/>
      <style:text-properties officeooo:rsid="0018a716" officeooo:paragraph-rsid="00205e60"/>
    </style:style>
    <style:style style:name="P5" style:family="paragraph" style:parent-style-name="Standard">
      <style:paragraph-properties fo:text-align="start" style:justify-single-word="false"/>
      <style:text-properties officeooo:rsid="0018a716" officeooo:paragraph-rsid="0022b077"/>
    </style:style>
    <style:style style:name="P6" style:family="paragraph" style:parent-style-name="Standard">
      <style:paragraph-properties fo:text-align="start" style:justify-single-word="false"/>
      <style:text-properties officeooo:rsid="001955f0" officeooo:paragraph-rsid="001955f0"/>
    </style:style>
    <style:style style:name="P7" style:family="paragraph" style:parent-style-name="Standard">
      <style:paragraph-properties fo:text-align="start" style:justify-single-word="false"/>
      <style:text-properties officeooo:paragraph-rsid="001955f0"/>
    </style:style>
    <style:style style:name="P8" style:family="paragraph" style:parent-style-name="Standard">
      <style:paragraph-properties fo:text-align="start" style:justify-single-word="false"/>
      <style:text-properties officeooo:paragraph-rsid="001f1049"/>
    </style:style>
    <style:style style:name="P9" style:family="paragraph" style:parent-style-name="Standard">
      <style:paragraph-properties fo:text-align="start" style:justify-single-word="false"/>
      <style:text-properties officeooo:paragraph-rsid="00205e60"/>
    </style:style>
    <style:style style:name="T1" style:family="text">
      <style:text-properties officeooo:rsid="0018a716"/>
    </style:style>
    <style:style style:name="T2" style:family="text">
      <style:text-properties officeooo:rsid="001955f0"/>
    </style:style>
    <style:style style:name="T3" style:family="text">
      <style:text-properties officeooo:rsid="001ab94d"/>
    </style:style>
    <style:style style:name="T4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006600" style:font-name="monospace" fo:font-size="9.75pt" fo:letter-spacing="normal" fo:font-style="normal" fo:font-weight="normal" officeooo:rsid="001f1049"/>
    </style:style>
    <style:style style:name="T6" style:family="text">
      <style:text-properties fo:font-variant="normal" fo:text-transform="none" fo:color="#006600" style:font-name="monospace" fo:font-size="9.75pt" fo:letter-spacing="normal" fo:font-style="normal" fo:font-weight="normal" officeooo:rsid="0018a716"/>
    </style:style>
    <style:style style:name="T7" style:family="text">
      <style:text-properties officeooo:rsid="00210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ramework Design of Ocrus2016</text:p>
      <text:p text:style-name="P1"/>
      <text:p text:style-name="P1"/>
      <text:p text:style-name="P1">１. Modules</text:p>
      <text:p text:style-name="P1"><text:tab/>1.1 preprocessing</text:p>
      <text:p text:style-name="P1"><text:tab/><text:tab/>binary processing</text:p>
      <text:p text:style-name="P1"><text:tab/><text:tab/>De-noise </text:p>
      <text:p text:style-name="P1"><text:tab/><text:tab/>Enhance</text:p>
      <text:p text:style-name="P1"><text:tab/><text:tab/>De-skew</text:p>
      <text:p text:style-name="P1"><text:tab/>1.2 segmentation</text:p>
      <text:p text:style-name="P1"><text:tab/> <text:s text:c="4"/><text:tab/>get the correct segmentation of each line and character</text:p>
      <text:p text:style-name="P1"><text:tab/>1.3 recognition</text:p>
      <text:p text:style-name="P1"><text:tab/><text:tab/>recognize each character</text:p>
      <text:p text:style-name="P1"><text:tab/>1.4 post-processing</text:p>
      <text:p text:style-name="P1"><text:tab/><text:tab/>do some character replace using nlp tech</text:p>
      <text:p text:style-name="P1"><text:tab/>1.5 <text:span text:style-name="T1">API</text:span></text:p>
      <text:p text:style-name="P1"><text:tab/><text:tab/><text:span text:style-name="T1">get the input and organize the processing above</text:span></text:p>
      <text:p text:style-name="P1"><text:tab/><text:tab/><text:span text:style-name="T1">return the output</text:span></text:p>
      <text:p text:style-name="P1"><text:span text:style-name="T1"><text:tab/>1.6 statistic and test</text:span></text:p>
      <text:p text:style-name="P1"><text:tab/><text:tab/><text:span text:style-name="T1">test and statistic the result of our engine</text:span></text:p>
      <text:p text:style-name="P5">2. code format rule <text:span text:style-name="T7">(more detail refer to google python style</text:span></text:p>
      <text:p text:style-name="P5"><text:span text:style-name="T7"><text:tab/><text:tab/> <text:s text:c="7"/></text:span><text:a xlink:type="simple" xlink:href="https://google.github.io/styleguide/pyguide.html#Naming"><text:span text:style-name="T7">https://google.github.io/styleguide/pyguide.html#Naming</text:span></text:a></text:p>
      <text:p text:style-name="P5"><text:span text:style-name="T7">)</text:span></text:p>
      <text:p text:style-name="P3"><text:tab/>2.1 folder</text:p>
      <text:p text:style-name="P9"><text:span text:style-name="T1"><text:tab/><text:tab/></text:span><text:span text:style-name="T6">package_name</text:span></text:p>
      <text:p text:style-name="P3"><text:span text:style-name="T2"><text:tab/>2.2 file name</text:span></text:p>
      <text:p text:style-name="P4"><text:tab/><text:tab/><text:span text:style-name="T4">module_name</text:span></text:p>
      <text:p text:style-name="P6"><text:tab/>2.3 function name</text:p>
      <text:p text:style-name="P7"><text:span text:style-name="T2"><text:tab/><text:tab/></text:span><text:span text:style-name="T4">method_name</text:span></text:p>
      <text:p text:style-name="P6"><text:tab/>2.4 argument name</text:p>
      <text:p text:style-name="P7"><text:span text:style-name="T2"><text:tab/><text:tab/></text:span><text:span text:style-name="T4">CONSTANT_NAME</text:span></text:p>
      <text:p text:style-name="P8"><text:span text:style-name="T4"><text:tab/><text:tab/>var_name</text:span></text:p>
      <text:p text:style-name="P6"><text:tab/>2.5 class name</text:p>
      <text:p text:style-name="P7"><text:span text:style-name="T2"><text:tab/><text:tab/></text:span><text:span text:style-name="T4">ClassName</text:span></text:p>
      <text:p text:style-name="P6"/>
      <text:p text:style-name="P3"><text:tab/><text:tab/></text:p>
      <text:p text:style-name="P1"/>
      <text:p text:style-name="P1"><text:tab/> </text:p>
      <text:p text:style-name="P1"><text:tab/></text:p>
      <text:p text:style-name="P1"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1:25:52.230792156</meta:creation-date>
    <dc:date>2016-02-01T12:22:56.612396597</dc:date>
    <meta:editing-duration>PT34M16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98" meta:character-count="725" meta:non-whitespace-character-count="591"/>
  </office:meta>
</office:document-meta>
</file>